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table:number-columns-spanned="2" office:value-type="string">
            <text:p text:style-name="P2">Descripción del requerimiento:</text:p>
          </table:table-cell>
          <table:covered-table-cell/>
          <table:table-cell table:style-name="Tabla1.A1" office:value-type="string">
            <text:p text:style-name="P1">Estado:</text:p>
          </table:table-cell>
          <table:table-cell table:style-name="Tabla1.D1" office:value-type="string">
            <text:p text:style-name="Standard">Análisis</text:p>
          </table:table-cell>
        </table:table-row>
        <table:table-row>
          <table:table-cell table:style-name="Tabla1.A2" office:value-type="string">
            <text:p text:style-name="P2">Cre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creación</text:p>
          </table:table-cell>
          <table:table-cell table:style-name="Tabla1.D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Actualiz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actualización</text:p>
          </table:table-cell>
          <table:table-cell table:style-name="Tabla1.D2" office:value-type="string">
            <text:p text:style-name="Standard"/>
          </table:table-cell>
        </table:table-row>
        <table:table-row>
          <table:table-cell table:style-name="Tabla1.A2" table:number-columns-spanned="2" office:value-type="string">
            <text:p text:style-name="P2">Identificador</text:p>
          </table:table-cell>
          <table:covered-table-cell/>
          <table:table-cell table:style-name="Tabla1.D2" table:number-columns-spanned="2" office:value-type="string">
            <text:p text:style-name="Table_20_Contents">R000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Tipo de requerimiento</text:p>
          </table:table-cell>
          <table:covered-table-cell/>
          <table:table-cell table:style-name="Tabla1.D2" table:number-columns-spanned="2" office:value-type="string">
            <text:p text:style-name="Table_20_Contents">Funcional</text:p>
          </table:table-cell>
          <table:covered-table-cell/>
        </table:table-row>
        <table:table-row>
          <table:table-cell table:style-name="Tabla1.A2" office:value-type="string">
            <text:p text:style-name="P2">Descripción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Datos de salida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Resultados esperados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Origen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Dirigido a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Prioridad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Requerimientos asociados</text:p>
          </table:table-cell>
          <table:table-cell table:style-name="Tabla1.D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4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Precondiciones</text:p>
          </table:table-cell>
          <table:table-cell table:style-name="Tabla1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Poscondiciones</text:p>
          </table:table-cell>
          <table:table-cell table:style-name="Tabla1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Cristerios de aceptación</text:p>
          </table:table-cell>
          <table:table-cell table:style-name="Tabla1.D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Standard"/>
      <text:p text:style-name="Standard">Cada vez que alguien <text:span text:style-name="T2">actualice</text:span> un requerimiento, ingresar una nueva fi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10T19:04:14</meta:creation-date>
    <dc:date>2011-09-10T19:18:48</dc:date>
    <dc:creator>Cristian Lopez</dc:creator>
    <meta:editing-duration>PT12M57S</meta:editing-duration>
    <meta:editing-cycles>2</meta:editing-cycles>
    <meta:generator>LibreOffice/3.3$Unix LibreOffice_project/330m19$Build-301</meta:generator>
    <meta:document-statistic meta:table-count="1" meta:image-count="0" meta:object-count="0" meta:page-count="1" meta:paragraph-count="23" meta:word-count="48" meta:character-count="383"/>
  </office:meta>
</office:document-meta>
</file>